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0864" officeooo:paragraph-rsid="001208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lalalala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0T15:24:54.305460801</meta:creation-date>
    <dc:date>2019-10-20T15:25:06.034158284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  <meta:generator>LibreOffice/6.3.2.2$Linux_X86_64 LibreOffice_project/30$Build-2</meta:generator>
  </office:meta>
</office:document-meta>
</file>